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5" style:family="table-cell" style:parent-style-name="Default" style:data-style-name="N3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6" style:family="table-cell" style:parent-style-name="Default" style:data-style-name="N3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FFFFF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fo:color="#00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18" style:family="table-cell" style:parent-style-name="Default" style:data-style-name="N3">
      <style:table-cell-properties fo:border="thin solid #000000" style:vertical-align="automatic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">
      <style:table-cell-properties fo:border="thin solid #000000" style:vertical-align="middle" fo:background-color="#FFFF00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1.79916666666667cm" style:use-optimal-column-width="true"/>
    </style:style>
    <style:style style:name="co3" style:family="table-column">
      <style:table-column-properties fo:break-before="auto" style:column-width="1.97555555555556cm" style:use-optimal-column-width="true"/>
    </style:style>
    <style:style style:name="co4" style:family="table-column">
      <style:table-column-properties fo:break-before="auto" style:column-width="1.78152777777778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16365" table:default-cell-style-name="ce2"/>
        <table:table-row table:style-name="ro1">
          <table:table-cell office:value-type="string" table:number-columns-spanned="19" table:number-rows-spanned="1" table:style-name="ce25">
            <text:p>MEDIA DIÁRIA DE REFEIÇÕES</text:p>
          </table:table-cell>
          <table:covered-table-cell table:number-columns-repeated="18"/>
          <table:table-cell table:number-columns-repeated="16365"/>
        </table:table-row>
        <table:table-row table:style-name="ro1">
          <table:table-cell office:value-type="string" table:style-name="ce3">
            <text:p>TIPOS DE UNIDADES</text:p>
          </table:table-cell>
          <table:table-cell office:value-type="string" table:number-columns-spanned="3" table:number-rows-spanned="1" table:style-name="ce26">
            <text:p>JAN</text:p>
          </table:table-cell>
          <table:covered-table-cell table:number-columns-repeated="2"/>
          <table:table-cell office:value-type="string" table:number-columns-spanned="3" table:number-rows-spanned="1" table:style-name="ce27">
            <text:p>FEV</text:p>
          </table:table-cell>
          <table:covered-table-cell table:number-columns-repeated="2"/>
          <table:table-cell office:value-type="string" table:number-columns-spanned="3" table:number-rows-spanned="1" table:style-name="ce27">
            <text:p>MAR</text:p>
          </table:table-cell>
          <table:covered-table-cell table:number-columns-repeated="2"/>
          <table:table-cell office:value-type="string" table:number-columns-spanned="3" table:number-rows-spanned="1" table:style-name="ce27">
            <text:p>ABR</text:p>
          </table:table-cell>
          <table:covered-table-cell table:number-columns-repeated="2"/>
          <table:table-cell office:value-type="string" table:number-columns-spanned="3" table:number-rows-spanned="1" table:style-name="ce27">
            <text:p>MAIO</text:p>
          </table:table-cell>
          <table:covered-table-cell table:number-columns-repeated="2"/>
          <table:table-cell office:value-type="string" table:number-columns-spanned="3" table:number-rows-spanned="1" table:style-name="ce27">
            <text:p>JUN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style-name="ce3"/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EMEI           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874" table:style-name="ce5">
            <text:p>24.874</text:p>
          </table:table-cell>
          <table:table-cell office:value-type="float" office:value="112822" table:style-name="ce5">
            <text:p>112.822</text:p>
          </table:table-cell>
          <table:table-cell office:value-type="float" office:value="170093" table:style-name="ce5">
            <text:p>170.093</text:p>
          </table:table-cell>
          <table:table-cell office:value-type="float" office:value="25054" table:style-name="ce5">
            <text:p>25.054</text:p>
          </table:table-cell>
          <table:table-cell office:value-type="float" office:value="113469" table:style-name="ce5">
            <text:p>113.469</text:p>
          </table:table-cell>
          <table:table-cell office:value-type="float" office:value="191763" table:style-name="ce5">
            <text:p>191.763</text:p>
          </table:table-cell>
          <table:table-cell office:value-type="float" office:value="22346" table:style-name="ce5">
            <text:p>22.346</text:p>
          </table:table-cell>
          <table:table-cell office:value-type="float" office:value="112881" table:style-name="ce5">
            <text:p>112.881</text:p>
          </table:table-cell>
          <table:table-cell office:value-type="float" office:value="191229" table:style-name="ce5">
            <text:p>191.229</text:p>
          </table:table-cell>
          <table:table-cell office:value-type="float" office:value="18211" table:style-name="ce5">
            <text:p>18.211</text:p>
          </table:table-cell>
          <table:table-cell office:value-type="float" office:value="113955" table:style-name="ce5">
            <text:p>113.955</text:p>
          </table:table-cell>
          <table:table-cell office:value-type="float" office:value="197665" table:style-name="ce5">
            <text:p>197.665</text:p>
          </table:table-cell>
          <table:table-cell office:value-type="float" office:value="18118" table:style-name="ce5">
            <text:p>18.118</text:p>
          </table:table-cell>
          <table:table-cell office:value-type="float" office:value="115504" table:style-name="ce5">
            <text:p>115.504</text:p>
          </table:table-cell>
          <table:table-cell office:value-type="float" office:value="174702" table:style-name="ce5">
            <text:p>174.70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EMEF            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88" table:style-name="ce5">
            <text:p>3.888</text:p>
          </table:table-cell>
          <table:table-cell office:value-type="float" office:value="207012" table:style-name="ce5">
            <text:p>207.012</text:p>
          </table:table-cell>
          <table:table-cell office:value-type="float" office:value="336257" table:style-name="ce5">
            <text:p>336.257</text:p>
          </table:table-cell>
          <table:table-cell office:value-type="float" office:value="3888" table:style-name="ce5">
            <text:p>3.888</text:p>
          </table:table-cell>
          <table:table-cell office:value-type="float" office:value="206904" table:style-name="ce5">
            <text:p>206.904</text:p>
          </table:table-cell>
          <table:table-cell office:value-type="float" office:value="383989" table:style-name="ce5">
            <text:p>383.989</text:p>
          </table:table-cell>
          <table:table-cell office:value-type="float" office:value="2379" table:style-name="ce5">
            <text:p>2.379</text:p>
          </table:table-cell>
          <table:table-cell office:value-type="float" office:value="206518" table:style-name="ce5">
            <text:p>206.518</text:p>
          </table:table-cell>
          <table:table-cell office:value-type="float" office:value="398709" table:style-name="ce5">
            <text:p>398.709</text:p>
          </table:table-cell>
          <table:table-cell office:value-type="float" office:value="2374" table:style-name="ce5">
            <text:p>2.374</text:p>
          </table:table-cell>
          <table:table-cell office:value-type="float" office:value="212533" table:style-name="ce5">
            <text:p>212.533</text:p>
          </table:table-cell>
          <table:table-cell office:value-type="float" office:value="411482" table:style-name="ce5">
            <text:p>411.482</text:p>
          </table:table-cell>
          <table:table-cell office:value-type="float" office:value="2700" table:style-name="ce5">
            <text:p>2.700</text:p>
          </table:table-cell>
          <table:table-cell office:value-type="float" office:value="216525" table:style-name="ce5">
            <text:p>216.525</text:p>
          </table:table-cell>
          <table:table-cell office:value-type="float" office:value="382734" table:style-name="ce5">
            <text:p>382.73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IEJ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49" table:style-name="ce5">
            <text:p>7.049</text:p>
          </table:table-cell>
          <table:table-cell office:value-type="float" office:value="1060" table:style-name="ce5">
            <text:p>1.060</text:p>
          </table:table-cell>
          <table:table-cell office:value-type="float" office:value="0" table:style-name="ce4">
            <text:p>0</text:p>
          </table:table-cell>
          <table:table-cell office:value-type="float" office:value="7049" table:style-name="ce5">
            <text:p>7.049</text:p>
          </table:table-cell>
          <table:table-cell office:value-type="float" office:value="2000" table:style-name="ce5">
            <text:p>2.000</text:p>
          </table:table-cell>
          <table:table-cell office:value-type="float" office:value="0" table:style-name="ce4">
            <text:p>0</text:p>
          </table:table-cell>
          <table:table-cell office:value-type="float" office:value="7743" table:style-name="ce5">
            <text:p>7.743</text:p>
          </table:table-cell>
          <table:table-cell office:value-type="float" office:value="2000" table:style-name="ce5">
            <text:p>2.000</text:p>
          </table:table-cell>
          <table:table-cell office:value-type="float" office:value="0" table:style-name="ce4">
            <text:p>0</text:p>
          </table:table-cell>
          <table:table-cell office:value-type="float" office:value="7263" table:style-name="ce5">
            <text:p>7.263</text:p>
          </table:table-cell>
          <table:table-cell office:value-type="float" office:value="1235" table:style-name="ce5">
            <text:p>1.235</text:p>
          </table:table-cell>
          <table:table-cell office:value-type="float" office:value="0" table:style-name="ce4">
            <text:p>0</text:p>
          </table:table-cell>
          <table:table-cell office:value-type="float" office:value="7353" table:style-name="ce5">
            <text:p>7.353</text:p>
          </table:table-cell>
          <table:table-cell office:value-type="float" office:value="1261" table:style-name="ce5">
            <text:p>1.261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EMEB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5" table:style-name="ce4">
            <text:p>735</text:p>
          </table:table-cell>
          <table:table-cell office:value-type="float" office:value="888" table:style-name="ce4">
            <text:p>888</text:p>
          </table:table-cell>
          <table:table-cell office:value-type="float" office:value="0" table:style-name="ce4">
            <text:p>0</text:p>
          </table:table-cell>
          <table:table-cell office:value-type="float" office:value="735" table:style-name="ce4">
            <text:p>735</text:p>
          </table:table-cell>
          <table:table-cell office:value-type="float" office:value="1047" table:style-name="ce5">
            <text:p>1.047</text:p>
          </table:table-cell>
          <table:table-cell office:value-type="float" office:value="0" table:style-name="ce4">
            <text:p>0</text:p>
          </table:table-cell>
          <table:table-cell office:value-type="float" office:value="755" table:style-name="ce4">
            <text:p>755</text:p>
          </table:table-cell>
          <table:table-cell office:value-type="float" office:value="1050" table:style-name="ce5">
            <text:p>1.050</text:p>
          </table:table-cell>
          <table:table-cell office:value-type="float" office:value="0" table:style-name="ce4">
            <text:p>0</text:p>
          </table:table-cell>
          <table:table-cell office:value-type="float" office:value="763" table:style-name="ce4">
            <text:p>763</text:p>
          </table:table-cell>
          <table:table-cell office:value-type="float" office:value="1139" table:style-name="ce5">
            <text:p>1.139</text:p>
          </table:table-cell>
          <table:table-cell office:value-type="float" office:value="0" table:style-name="ce4">
            <text:p>0</text:p>
          </table:table-cell>
          <table:table-cell office:value-type="float" office:value="737" table:style-name="ce4">
            <text:p>737</text:p>
          </table:table-cell>
          <table:table-cell office:value-type="float" office:value="1030" table:style-name="ce5">
            <text:p>1.03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ME CONVÊNIO       </text:p>
          </table:table-cell>
          <table:table-cell office:value-type="float" office:value="1680" table:style-name="ce5">
            <text:p>1.6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08" table:style-name="ce5">
            <text:p>2.10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78" table:style-name="ce5">
            <text:p>2.1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46" table:style-name="ce5">
            <text:p>2.2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80" table:style-name="ce5">
            <text:p>2.0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U GESTÃ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3" table:style-name="ce4">
            <text:p>6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6" table:style-name="ce4">
            <text:p>7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8" table:style-name="ce4">
            <text:p>8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6" table:style-name="ce4">
            <text:p>676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M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61" table:style-name="ce5">
            <text:p>3.161</text:p>
          </table:table-cell>
          <table:table-cell office:value-type="float" office:value="0" table:style-name="ce4">
            <text:p>0</text:p>
          </table:table-cell>
          <table:table-cell office:value-type="float" office:value="9365" table:style-name="ce5">
            <text:p>9.3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75" table:style-name="ce5">
            <text:p>9.1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215" table:style-name="ce5">
            <text:p>14.2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275" table:style-name="ce5">
            <text:p>14.2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445" table:style-name="ce5">
            <text:p>10.445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I MUNICIPAL  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230" table:style-name="ce5">
            <text:p>17.230</text:p>
          </table:table-cell>
          <table:table-cell office:value-type="float" office:value="86349" table:style-name="ce5">
            <text:p>86.349</text:p>
          </table:table-cell>
          <table:table-cell office:value-type="float" office:value="114335" table:style-name="ce5">
            <text:p>114.335</text:p>
          </table:table-cell>
          <table:table-cell office:value-type="float" office:value="19133" table:style-name="ce5">
            <text:p>19.133</text:p>
          </table:table-cell>
          <table:table-cell office:value-type="float" office:value="92699" table:style-name="ce5">
            <text:p>92.699</text:p>
          </table:table-cell>
          <table:table-cell office:value-type="float" office:value="118585" table:style-name="ce5">
            <text:p>118.585</text:p>
          </table:table-cell>
          <table:table-cell office:value-type="float" office:value="17960" table:style-name="ce5">
            <text:p>17.960</text:p>
          </table:table-cell>
          <table:table-cell office:value-type="float" office:value="82798" table:style-name="ce5">
            <text:p>82.798</text:p>
          </table:table-cell>
          <table:table-cell office:value-type="float" office:value="116498" table:style-name="ce5">
            <text:p>116.498</text:p>
          </table:table-cell>
          <table:table-cell office:value-type="float" office:value="14943" table:style-name="ce5">
            <text:p>14.943</text:p>
          </table:table-cell>
          <table:table-cell office:value-type="float" office:value="85653" table:style-name="ce5">
            <text:p>85.653</text:p>
          </table:table-cell>
          <table:table-cell office:value-type="float" office:value="122209" table:style-name="ce5">
            <text:p>122.209</text:p>
          </table:table-cell>
          <table:table-cell office:value-type="float" office:value="11672" table:style-name="ce5">
            <text:p>11.672</text:p>
          </table:table-cell>
          <table:table-cell office:value-type="float" office:value="85734" table:style-name="ce5">
            <text:p>85.734</text:p>
          </table:table-cell>
          <table:table-cell office:value-type="float" office:value="108576" table:style-name="ce5">
            <text:p>108.57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I CONVENIADO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2099" table:style-name="ce5">
            <text:p>972.0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59710" table:style-name="ce5">
            <text:p>1.059.7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7173" table:style-name="ce5">
            <text:p>1.007.1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2139" table:style-name="ce5">
            <text:p>962.1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8286" table:style-name="ce5">
            <text:p>988.2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FUNCIONARIO CEI CONVENIADO 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374" table:style-name="ce5">
            <text:p>34.3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743" table:style-name="ce5">
            <text:p>34.7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221" table:style-name="ce5">
            <text:p>35.2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652" table:style-name="ce5">
            <text:p>35.6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959" table:style-name="ce5">
            <text:p>35.9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PROJETO CECI</text:p>
          </table:table-cell>
          <table:table-cell office:value-type="float" office:value="1582" table:style-name="ce5">
            <text:p>1.5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91" table:style-name="ce5">
            <text:p>1.5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27" table:style-name="ce5">
            <text:p>1.5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45" table:style-name="ce5">
            <text:p>1.4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26" table:style-name="ce5">
            <text:p>1.6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4" table:style-name="ce5">
            <text:p>1.6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CI (*)</text:p>
          </table:table-cell>
          <table:table-cell office:value-type="float" office:value="405" table:style-name="ce4">
            <text:p>4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5" table:style-name="ce4">
            <text:p>4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0" table:style-name="ce4">
            <text:p>4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0" table:style-name="ce4">
            <text:p>3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5" table:style-name="ce4">
            <text:p>4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0" table:style-name="ce4">
            <text:p>4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MC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8" table:style-name="ce4">
            <text:p>9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8" table:style-name="ce4">
            <text:p>9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3" table:style-name="ce4">
            <text:p>9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7" table:style-name="ce4">
            <text:p>9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78" table:style-name="ce4">
            <text:p>9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RECREIO</text:p>
          </table:table-cell>
          <table:table-cell office:value-type="float" office:value="6780" table:style-name="ce5">
            <text:p>6.780</text:p>
          </table:table-cell>
          <table:table-cell office:value-type="float" office:value="17310" table:style-name="ce5">
            <text:p>17.310</text:p>
          </table:table-cell>
          <table:table-cell office:value-type="float" office:value="32232" table:style-name="ce5">
            <text:p>32.2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TOTAL DIA</text:p>
          </table:table-cell>
          <table:table-cell office:value-type="float" office:value="10447" table:style-name="ce6">
            <text:p>10.447</text:p>
          </table:table-cell>
          <table:table-cell office:value-type="float" office:value="17310" table:style-name="ce6">
            <text:p>17.310</text:p>
          </table:table-cell>
          <table:table-cell office:value-type="float" office:value="35393" table:style-name="ce6">
            <text:p>35.393</text:p>
          </table:table-cell>
          <table:table-cell office:value-type="float" office:value="1064566" table:style-name="ce6">
            <text:p>1.064.566</text:p>
          </table:table-cell>
          <table:table-cell office:value-type="float" office:value="417343" table:style-name="ce6">
            <text:p>417.343</text:p>
          </table:table-cell>
          <table:table-cell office:value-type="float" office:value="621574" table:style-name="ce6">
            <text:p>621.574</text:p>
          </table:table-cell>
          <table:table-cell office:value-type="float" office:value="1154640" table:style-name="ce6">
            <text:p>1.154.640</text:p>
          </table:table-cell>
          <table:table-cell office:value-type="float" office:value="425585" table:style-name="ce6">
            <text:p>425.585</text:p>
          </table:table-cell>
          <table:table-cell office:value-type="float" office:value="695383" table:style-name="ce6">
            <text:p>695.383</text:p>
          </table:table-cell>
          <table:table-cell office:value-type="float" office:value="1097846" table:style-name="ce6">
            <text:p>1.097.846</text:p>
          </table:table-cell>
          <table:table-cell office:value-type="float" office:value="419923" table:style-name="ce6">
            <text:p>419.923</text:p>
          </table:table-cell>
          <table:table-cell office:value-type="float" office:value="707485" table:style-name="ce6">
            <text:p>707.485</text:p>
          </table:table-cell>
          <table:table-cell office:value-type="float" office:value="1045686" table:style-name="ce6">
            <text:p>1.045.686</text:p>
          </table:table-cell>
          <table:table-cell office:value-type="float" office:value="429272" table:style-name="ce6">
            <text:p>429.272</text:p>
          </table:table-cell>
          <table:table-cell office:value-type="float" office:value="732494" table:style-name="ce6">
            <text:p>732.494</text:p>
          </table:table-cell>
          <table:table-cell office:value-type="float" office:value="1069190" table:style-name="ce6">
            <text:p>1.069.190</text:p>
          </table:table-cell>
          <table:table-cell office:value-type="float" office:value="430882" table:style-name="ce6">
            <text:p>430.882</text:p>
          </table:table-cell>
          <table:table-cell office:value-type="float" office:value="667042" table:style-name="ce6">
            <text:p>667.042</text:p>
          </table:table-cell>
          <table:table-cell table:number-columns-repeated="16365"/>
        </table:table-row>
        <table:table-row table:style-name="ro1">
          <table:table-cell office:value-type="string" table:style-name="ce7">
            <text:p>TOTAL GERAL DIA</text:p>
          </table:table-cell>
          <table:table-cell office:value-type="float" office:value="63150" table:formula="of:=[.B18]+[.C18]+[.D18]" table:number-columns-spanned="3" table:number-rows-spanned="1" table:style-name="ce23">
            <text:p>63.150</text:p>
          </table:table-cell>
          <table:covered-table-cell table:number-columns-repeated="2"/>
          <table:table-cell office:value-type="float" office:value="2103483" table:formula="of:=[.E18]+[.F18]+[.G18]" table:number-columns-spanned="3" table:number-rows-spanned="1" table:style-name="ce23">
            <text:p>2.103.483</text:p>
          </table:table-cell>
          <table:covered-table-cell table:number-columns-repeated="2"/>
          <table:table-cell office:value-type="float" office:value="2275608" table:formula="of:=[.H18]+[.I18]+[.J18]" table:number-columns-spanned="3" table:number-rows-spanned="1" table:style-name="ce23">
            <text:p>2.275.608</text:p>
          </table:table-cell>
          <table:covered-table-cell table:number-columns-repeated="2"/>
          <table:table-cell office:value-type="float" office:value="2225254" table:formula="of:=[.K18]+[.L18]+[.M18]" table:number-columns-spanned="3" table:number-rows-spanned="1" table:style-name="ce23">
            <text:p>2.225.254</text:p>
          </table:table-cell>
          <table:covered-table-cell table:number-columns-repeated="2"/>
          <table:table-cell office:value-type="float" office:value="2207452" table:formula="of:=[.N18]+[.O18]+[.P18]" table:number-columns-spanned="3" table:number-rows-spanned="1" table:style-name="ce23">
            <text:p>2.207.452</text:p>
          </table:table-cell>
          <table:covered-table-cell table:number-columns-repeated="2"/>
          <table:table-cell office:value-type="float" office:value="2167114" table:formula="of:=[.Q18]+[.R18]+[.S18]" table:number-columns-spanned="3" table:number-rows-spanned="1" table:style-name="ce23">
            <text:p>2.167.114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style-name="ce8"/>
          <table:table-cell office:value-type="float" office:value="2017" table:number-columns-spanned="18" table:number-rows-spanned="1" table:style-name="ce24">
            <text:p>2017</text:p>
          </table:table-cell>
          <table:covered-table-cell table:number-columns-repeated="17"/>
          <table:table-cell table:number-columns-repeated="16365"/>
        </table:table-row>
        <table:table-row table:style-name="ro1">
          <table:table-cell table:style-name="ce9"/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office:value-type="string" table:style-name="ce4">
            <text:p>NÃO TERC.</text:p>
          </table:table-cell>
          <table:table-cell office:value-type="string" table:style-name="ce4">
            <text:p>MISTAS</text:p>
          </table:table-cell>
          <table:table-cell office:value-type="string" table:style-name="ce4">
            <text:p>TERC.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EMEI           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96" table:style-name="ce5">
            <text:p>8.296</text:p>
          </table:table-cell>
          <table:table-cell office:value-type="float" office:value="122893" table:style-name="ce5">
            <text:p>122.893</text:p>
          </table:table-cell>
          <table:table-cell office:value-type="float" office:value="208332" table:style-name="ce5">
            <text:p>208.332</text:p>
          </table:table-cell>
          <table:table-cell office:value-type="float" office:value="8296" table:style-name="ce5">
            <text:p>8.296</text:p>
          </table:table-cell>
          <table:table-cell office:value-type="float" office:value="122159" table:style-name="ce5">
            <text:p>122.159</text:p>
          </table:table-cell>
          <table:table-cell office:value-type="float" office:value="145178" table:style-name="ce5">
            <text:p>145.178</text:p>
          </table:table-cell>
          <table:table-cell office:value-type="float" office:value="8404" table:style-name="ce5">
            <text:p>8.404</text:p>
          </table:table-cell>
          <table:table-cell office:value-type="float" office:value="114606" table:style-name="ce5">
            <text:p>114.606</text:p>
          </table:table-cell>
          <table:table-cell office:value-type="float" office:value="198918" table:style-name="ce5">
            <text:p>198.918</text:p>
          </table:table-cell>
          <table:table-cell office:value-type="float" office:value="8730" table:style-name="ce5">
            <text:p>8.730</text:p>
          </table:table-cell>
          <table:table-cell office:value-type="float" office:value="114843" table:style-name="ce5">
            <text:p>114.843</text:p>
          </table:table-cell>
          <table:table-cell office:value-type="float" office:value="223028" table:style-name="ce5">
            <text:p>223.028</text:p>
          </table:table-cell>
          <table:table-cell office:value-type="float" office:value="8806" table:style-name="ce5">
            <text:p>8.806</text:p>
          </table:table-cell>
          <table:table-cell office:value-type="float" office:value="116616" table:style-name="ce5">
            <text:p>116.616</text:p>
          </table:table-cell>
          <table:table-cell office:value-type="float" office:value="210973" table:style-name="ce5">
            <text:p>210.97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EMEF           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1" table:style-name="ce4">
            <text:p>961</text:p>
          </table:table-cell>
          <table:table-cell office:value-type="float" office:value="219241" table:style-name="ce5">
            <text:p>219.241</text:p>
          </table:table-cell>
          <table:table-cell office:value-type="float" office:value="377067" table:style-name="ce5">
            <text:p>377.067</text:p>
          </table:table-cell>
          <table:table-cell office:value-type="float" office:value="961" table:style-name="ce4">
            <text:p>961</text:p>
          </table:table-cell>
          <table:table-cell office:value-type="float" office:value="218768" table:style-name="ce5">
            <text:p>218.768</text:p>
          </table:table-cell>
          <table:table-cell office:value-type="float" office:value="252904" table:style-name="ce5">
            <text:p>252.904</text:p>
          </table:table-cell>
          <table:table-cell office:value-type="float" office:value="953" table:style-name="ce4">
            <text:p>953</text:p>
          </table:table-cell>
          <table:table-cell office:value-type="float" office:value="211734" table:style-name="ce5">
            <text:p>211.734</text:p>
          </table:table-cell>
          <table:table-cell office:value-type="float" office:value="360036" table:style-name="ce5">
            <text:p>360.036</text:p>
          </table:table-cell>
          <table:table-cell office:value-type="float" office:value="815" table:style-name="ce4">
            <text:p>815</text:p>
          </table:table-cell>
          <table:table-cell office:value-type="float" office:value="205965" table:style-name="ce5">
            <text:p>205.965</text:p>
          </table:table-cell>
          <table:table-cell office:value-type="float" office:value="408801" table:style-name="ce5">
            <text:p>408.801</text:p>
          </table:table-cell>
          <table:table-cell office:value-type="float" office:value="723" table:style-name="ce4">
            <text:p>723</text:p>
          </table:table-cell>
          <table:table-cell office:value-type="float" office:value="210687" table:style-name="ce5">
            <text:p>210.687</text:p>
          </table:table-cell>
          <table:table-cell office:value-type="float" office:value="384419" table:style-name="ce5">
            <text:p>384.41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IEJ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11" table:style-name="ce5">
            <text:p>7.311</text:p>
          </table:table-cell>
          <table:table-cell office:value-type="float" office:value="1320" table:style-name="ce5">
            <text:p>1.320</text:p>
          </table:table-cell>
          <table:table-cell office:value-type="float" office:value="0" table:style-name="ce4">
            <text:p>0</text:p>
          </table:table-cell>
          <table:table-cell office:value-type="float" office:value="7302" table:style-name="ce5">
            <text:p>7.302</text:p>
          </table:table-cell>
          <table:table-cell office:value-type="float" office:value="1311" table:style-name="ce5">
            <text:p>1.311</text:p>
          </table:table-cell>
          <table:table-cell office:value-type="float" office:value="0" table:style-name="ce4">
            <text:p>0</text:p>
          </table:table-cell>
          <table:table-cell office:value-type="float" office:value="7443" table:style-name="ce5">
            <text:p>7.443</text:p>
          </table:table-cell>
          <table:table-cell office:value-type="float" office:value="22068" table:style-name="ce5">
            <text:p>22.068</text:p>
          </table:table-cell>
          <table:table-cell office:value-type="float" office:value="0" table:style-name="ce4">
            <text:p>0</text:p>
          </table:table-cell>
          <table:table-cell office:value-type="float" office:value="7551" table:style-name="ce5">
            <text:p>7.551</text:p>
          </table:table-cell>
          <table:table-cell office:value-type="float" office:value="1254" table:style-name="ce5">
            <text:p>1.254</text:p>
          </table:table-cell>
          <table:table-cell office:value-type="float" office:value="0" table:style-name="ce4">
            <text:p>0</text:p>
          </table:table-cell>
          <table:table-cell office:value-type="float" office:value="7865" table:style-name="ce5">
            <text:p>7.865</text:p>
          </table:table-cell>
          <table:table-cell office:value-type="float" office:value="1366" table:style-name="ce5">
            <text:p>1.366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EMEBS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2" table:style-name="ce4">
            <text:p>792</text:p>
          </table:table-cell>
          <table:table-cell office:value-type="float" office:value="1000" table:style-name="ce5">
            <text:p>1.000</text:p>
          </table:table-cell>
          <table:table-cell office:value-type="float" office:value="0" table:style-name="ce4">
            <text:p>0</text:p>
          </table:table-cell>
          <table:table-cell office:value-type="float" office:value="771" table:style-name="ce4">
            <text:p>771</text:p>
          </table:table-cell>
          <table:table-cell office:value-type="float" office:value="929" table:style-name="ce4">
            <text:p>929</text:p>
          </table:table-cell>
          <table:table-cell office:value-type="float" office:value="0" table:style-name="ce4">
            <text:p>0</text:p>
          </table:table-cell>
          <table:table-cell office:value-type="float" office:value="544" table:style-name="ce4">
            <text:p>544</text:p>
          </table:table-cell>
          <table:table-cell office:value-type="float" office:value="947" table:style-name="ce4">
            <text:p>947</text:p>
          </table:table-cell>
          <table:table-cell office:value-type="float" office:value="0" table:style-name="ce4">
            <text:p>0</text:p>
          </table:table-cell>
          <table:table-cell office:value-type="float" office:value="519" table:style-name="ce4">
            <text:p>519</text:p>
          </table:table-cell>
          <table:table-cell office:value-type="float" office:value="1075" table:style-name="ce5">
            <text:p>1.075</text:p>
          </table:table-cell>
          <table:table-cell office:value-type="float" office:value="0" table:style-name="ce4">
            <text:p>0</text:p>
          </table:table-cell>
          <table:table-cell office:value-type="float" office:value="613" table:style-name="ce4">
            <text:p>613</text:p>
          </table:table-cell>
          <table:table-cell office:value-type="float" office:value="1011" table:style-name="ce5">
            <text:p>1.0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ME CONVÊNIO       </text:p>
          </table:table-cell>
          <table:table-cell office:value-type="float" office:value="1759" table:style-name="ce5">
            <text:p>1.7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09" table:style-name="ce5">
            <text:p>2.30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05" table:style-name="ce5">
            <text:p>2.3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67" table:style-name="ce5">
            <text:p>2.1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33" table:style-name="ce5">
            <text:p>2.1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37" table:style-name="ce5">
            <text:p>2.2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U GESTÃ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MEI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135" table:style-name="ce5">
            <text:p>13.1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710" table:style-name="ce5">
            <text:p>16.7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920" table:style-name="ce5">
            <text:p>14.9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360" table:style-name="ce5">
            <text:p>17.3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030" table:style-name="ce5">
            <text:p>18.03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I MUNICIPAL  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412" table:style-name="ce5">
            <text:p>83.412</text:p>
          </table:table-cell>
          <table:table-cell office:value-type="float" office:value="138507" table:style-name="ce5">
            <text:p>138.507</text:p>
          </table:table-cell>
          <table:table-cell office:value-type="float" office:value="0" table:style-name="ce4">
            <text:p>0</text:p>
          </table:table-cell>
          <table:table-cell office:value-type="float" office:value="83158" table:style-name="ce5">
            <text:p>83.158</text:p>
          </table:table-cell>
          <table:table-cell office:value-type="float" office:value="98337" table:style-name="ce5">
            <text:p>98.337</text:p>
          </table:table-cell>
          <table:table-cell office:value-type="float" office:value="0" table:style-name="ce4">
            <text:p>0</text:p>
          </table:table-cell>
          <table:table-cell office:value-type="float" office:value="81064" table:style-name="ce5">
            <text:p>81.064</text:p>
          </table:table-cell>
          <table:table-cell office:value-type="float" office:value="128190" table:style-name="ce5">
            <text:p>128.190</text:p>
          </table:table-cell>
          <table:table-cell office:value-type="float" office:value="0" table:style-name="ce4">
            <text:p>0</text:p>
          </table:table-cell>
          <table:table-cell office:value-type="float" office:value="83762" table:style-name="ce5">
            <text:p>83.762</text:p>
          </table:table-cell>
          <table:table-cell office:value-type="float" office:value="141204" table:style-name="ce5">
            <text:p>141.204</text:p>
          </table:table-cell>
          <table:table-cell office:value-type="float" office:value="0" table:style-name="ce4">
            <text:p>0</text:p>
          </table:table-cell>
          <table:table-cell office:value-type="float" office:value="82536" table:style-name="ce5">
            <text:p>82.536</text:p>
          </table:table-cell>
          <table:table-cell office:value-type="float" office:value="134697" table:style-name="ce5">
            <text:p>134.69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EI CONVENIADO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25051" table:style-name="ce5">
            <text:p>1.025.0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36155" table:style-name="ce5">
            <text:p>1.136.1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73948" table:style-name="ce5">
            <text:p>1.073.9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0465" table:style-name="ce5">
            <text:p>1.030.4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31801" table:style-name="ce5">
            <text:p>1.031.8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FUNCIONARIO CEI CONVENIADO     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292" table:style-name="ce5">
            <text:p>37.2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730" table:style-name="ce5">
            <text:p>37.7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552" table:style-name="ce5">
            <text:p>37.5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610" table:style-name="ce5">
            <text:p>37.6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648" table:style-name="ce5">
            <text:p>37.6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PROJETO CECI</text:p>
          </table:table-cell>
          <table:table-cell office:value-type="float" office:value="1660" table:style-name="ce5">
            <text:p>1.6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60" table:style-name="ce5">
            <text:p>1.6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77" table:style-name="ce5">
            <text:p>1.6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63" table:style-name="ce5">
            <text:p>1.6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39" table:style-name="ce5">
            <text:p>1.6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16" table:style-name="ce5">
            <text:p>1.6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CI (*)</text:p>
          </table:table-cell>
          <table:table-cell office:value-type="float" office:value="240" table:style-name="ce4">
            <text:p>2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0" table:style-name="ce4">
            <text:p>2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5" table:style-name="ce4">
            <text:p>2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0" table:style-name="ce4">
            <text:p>19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5" table:style-name="ce4">
            <text:p>2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0" table:style-name="ce4">
            <text:p>2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CMCT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0" table:style-name="ce4">
            <text:p>9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0" table:style-name="ce4">
            <text:p>9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1" table:style-name="ce4">
            <text:p>9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8" table:style-name="ce4">
            <text:p>9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6" table:style-name="ce4">
            <text:p>8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RECREIO</text:p>
          </table:table-cell>
          <table:table-cell office:value-type="float" office:value="6480" table:style-name="ce5">
            <text:p>6.480</text:p>
          </table:table-cell>
          <table:table-cell office:value-type="float" office:value="17320" table:style-name="ce5">
            <text:p>17.3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TOTAL DIA</text:p>
          </table:table-cell>
          <table:table-cell office:value-type="float" office:value="10139" table:style-name="ce6">
            <text:p>10.139</text:p>
          </table:table-cell>
          <table:table-cell office:value-type="float" office:value="17320" table:style-name="ce6">
            <text:p>17.320</text:p>
          </table:table-cell>
          <table:table-cell office:value-type="float" office:value="31412" table:style-name="ce10">
            <text:p>31412</text:p>
          </table:table-cell>
          <table:table-cell office:value-type="float" office:value="1084050" table:style-name="ce6">
            <text:p>1.084.050</text:p>
          </table:table-cell>
          <table:table-cell office:value-type="float" office:value="440793" table:style-name="ce6">
            <text:p>440.793</text:p>
          </table:table-cell>
          <table:table-cell office:value-type="float" office:value="724907" table:style-name="ce6">
            <text:p>724.907</text:p>
          </table:table-cell>
          <table:table-cell office:value-type="float" office:value="1195571" table:style-name="ce6">
            <text:p>1.195.571</text:p>
          </table:table-cell>
          <table:table-cell office:value-type="float" office:value="442877" table:style-name="ce6">
            <text:p>442.877</text:p>
          </table:table-cell>
          <table:table-cell office:value-type="float" office:value="497348" table:style-name="ce6">
            <text:p>497.348</text:p>
          </table:table-cell>
          <table:table-cell office:value-type="float" office:value="1133271" table:style-name="ce6">
            <text:p>1.133.271</text:p>
          </table:table-cell>
          <table:table-cell office:value-type="float" office:value="444936" table:style-name="ce6">
            <text:p>444.936</text:p>
          </table:table-cell>
          <table:table-cell office:value-type="float" office:value="688090" table:style-name="ce6">
            <text:p>688.090</text:p>
          </table:table-cell>
          <table:table-cell office:value-type="float" office:value="1090116" table:style-name="ce6">
            <text:p>1.090.116</text:p>
          </table:table-cell>
          <table:table-cell office:value-type="float" office:value="423703" table:style-name="ce6">
            <text:p>423.703</text:p>
          </table:table-cell>
          <table:table-cell office:value-type="float" office:value="774108" table:style-name="ce6">
            <text:p>774.108</text:p>
          </table:table-cell>
          <table:table-cell office:value-type="float" office:value="1091782" table:style-name="ce6">
            <text:p>1.091.782</text:p>
          </table:table-cell>
          <table:table-cell office:value-type="float" office:value="429848" table:style-name="ce6">
            <text:p>429.848</text:p>
          </table:table-cell>
          <table:table-cell office:value-type="float" office:value="731099" table:style-name="ce6">
            <text:p>731.099</text:p>
          </table:table-cell>
          <table:table-cell table:number-columns-repeated="16365"/>
        </table:table-row>
        <table:table-row table:style-name="ro1">
          <table:table-cell office:value-type="string" table:style-name="ce7">
            <text:p>TOTAL GERAL DIA</text:p>
          </table:table-cell>
          <table:table-cell office:value-type="float" office:value="58871" table:formula="of:=[.B36]+[.C36]+[.D36]" table:number-columns-spanned="3" table:number-rows-spanned="1" table:style-name="ce18">
            <text:p>58.871</text:p>
          </table:table-cell>
          <table:covered-table-cell table:number-columns-repeated="2"/>
          <table:table-cell office:value-type="float" office:value="2249750" table:formula="of:=[.E36]+[.F36]+[.G36]" table:number-columns-spanned="3" table:number-rows-spanned="1" table:style-name="ce18">
            <text:p>2.249.750</text:p>
          </table:table-cell>
          <table:covered-table-cell table:number-columns-repeated="2"/>
          <table:table-cell office:value-type="float" office:value="2135796" table:formula="of:=[.H36]+[.I36]+[.J36]" table:number-columns-spanned="3" table:number-rows-spanned="1" table:style-name="ce18">
            <text:p>2.135.796</text:p>
          </table:table-cell>
          <table:covered-table-cell table:number-columns-repeated="2"/>
          <table:table-cell office:value-type="float" office:value="2266297" table:formula="of:=[.K36]+[.L36]+[.M36]" table:number-columns-spanned="3" table:number-rows-spanned="1" table:style-name="ce18">
            <text:p>2.266.297</text:p>
          </table:table-cell>
          <table:covered-table-cell table:number-columns-repeated="2"/>
          <table:table-cell office:value-type="float" office:value="2287927" table:formula="of:=[.N36]+[.O36]+[.P36]" table:number-columns-spanned="3" table:number-rows-spanned="1" table:style-name="ce18">
            <text:p>2.287.927</text:p>
          </table:table-cell>
          <table:covered-table-cell table:number-columns-repeated="2"/>
          <table:table-cell office:value-type="float" office:value="2252729" table:formula="of:=[.Q36]+[.R36]+[.S36]" table:number-columns-spanned="3" table:number-rows-spanned="1" table:style-name="ce18">
            <text:p>2.252.729</text:p>
          </table:table-cell>
          <table:covered-table-cell table:number-columns-repeated="2"/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table:style-name="ce2"/>
          <table:table-cell office:value-type="string" table:style-name="ce2">
            <text:p>FONTE: SME/CODAE</text:p>
          </table:table-cell>
          <table:table-cell table:number-columns-repeated="16382" table:style-name="ce2"/>
        </table:table-row>
        <table:table-row table:number-rows-repeated="1048537" table:style-name="ro3">
          <table:table-cell table:number-columns-repeated="16384"/>
        </table:table-row>
      </table:table>
      <table:table table:name="Plan2" table:style-name="ta2">
        <table:table-column table:style-name="co5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Plan3" table:style-name="ta2">
        <table:table-column table:style-name="co5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landscape" style:print-page-order="ttb" style:first-page-number="continue" style:scale-to="7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FATIMA ELISABETE PEREIRA THIMOTEO</meta:initial-creator>
    <dc:creator>Fernanda C.</dc:creator>
    <meta:creation-date>2017-08-21T21:49:52Z</meta:creation-date>
    <dc:date>2017-08-22T16:37:41Z</dc:date>
    <meta:print-date>2017-08-21T22:17:39Z</meta:print-date>
  </office:meta>
</office:document-meta>
</file>